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K Grotesk" svg:font-family="'HK Grotes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1e8238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253cc3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26a018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194513" officeooo:paragraph-rsid="00194513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3830f" officeooo:paragraph-rsid="0023830f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a854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a854d" officeooo:paragraph-rsid="002a854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a854d" officeooo:paragraph-rsid="002ae7a3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fo:letter-spacing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2a854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1d82bc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d0a57" officeooo:paragraph-rsid="002d0a57"/>
    </style:style>
    <style:style style:name="T1" style:family="text">
      <style:text-properties officeooo:rsid="00194513"/>
    </style:style>
    <style:style style:name="T2" style:family="text">
      <style:text-properties officeooo:rsid="001a30b8"/>
    </style:style>
    <style:style style:name="T3" style:family="text">
      <style:text-properties officeooo:rsid="001baf66"/>
    </style:style>
    <style:style style:name="T4" style:family="text">
      <style:text-properties officeooo:rsid="001d82bc"/>
    </style:style>
    <style:style style:name="T5" style:family="text">
      <style:text-properties officeooo:rsid="001e8238"/>
    </style:style>
    <style:style style:name="T6" style:family="text">
      <style:text-properties officeooo:rsid="001f9bec"/>
    </style:style>
    <style:style style:name="T7" style:family="text">
      <style:text-properties officeooo:rsid="00213388"/>
    </style:style>
    <style:style style:name="T8" style:family="text">
      <style:text-properties officeooo:rsid="00253cc3"/>
    </style:style>
    <style:style style:name="T9" style:family="text">
      <style:text-properties officeooo:rsid="0025758d"/>
    </style:style>
    <style:style style:name="T10" style:family="text">
      <style:text-properties officeooo:rsid="0026a018"/>
    </style:style>
    <style:style style:name="T11" style:family="text">
      <style:text-properties officeooo:rsid="00272aef"/>
    </style:style>
    <style:style style:name="T12" style:family="text">
      <style:text-properties officeooo:rsid="00291ac9"/>
    </style:style>
    <style:style style:name="T13" style:family="text">
      <style:text-properties fo:font-variant="normal" fo:text-transform="none" fo:color="#233143" loext:opacity="100%" style:font-name="HK Grotesk" fo:letter-spacing="normal" fo:font-style="normal" fo:font-weight="normal" officeooo:rsid="002a854d"/>
    </style:style>
    <style:style style:name="T14" style:family="text">
      <style:text-properties fo:font-variant="normal" fo:text-transform="none" fo:color="#233143" loext:opacity="100%" style:font-name="HK Grotesk" fo:letter-spacing="normal" fo:font-style="normal" fo:font-weight="normal" officeooo:rsid="002aa11b"/>
    </style:style>
    <style:style style:name="T15" style:family="text">
      <style:text-properties officeooo:rsid="002ae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nicio Alejandro Naranjo Mosquera</text:p>
      <text:p text:style-name="P1"><text:span text:style-name="T1">Carretera del prat 14</text:span>, <text:span text:style-name="T1">08840</text:span></text:p>
      <text:p text:style-name="P1"><text:span text:style-name="T1">Barcelona</text:span>, Spain</text:p>
      <text:p text:style-name="P1">+34 <text:span text:style-name="T2">711 71 77 13</text:span></text:p>
      <text:p text:style-name="P1"><text:span text:style-name="T2">vinicio.naranjo15</text:span>@gmail.com</text:p>
      <text:p text:style-name="P1"/>
      <text:p text:style-name="P2"><text:span text:style-name="T4">I am electronic technician for ten years ago </text:span><text:span text:style-name="T5">if you see my curriculum vitae You can check the international </text:span><text:span text:style-name="T6">enterprise</text:span><text:span text:style-name="T5"> when I worked, for example: Tryo Aerospace, Hp Inc and J</text:span><text:span text:style-name="T10">Z</text:span><text:span text:style-name="T5"> Recielca. <text:s/></text:span></text:p>
      <text:p text:style-name="P2"/>
      <text:p text:style-name="P2"><text:span text:style-name="T5">A</text:span>s a recent <text:span text:style-name="T3">cross-platform developer</text:span> <text:span text:style-name="T4">bachelor technician </text:span>graduate from <text:span text:style-name="T4">Barcelona, </text:span><text:span text:style-name="T5">I am currently looking for a programmer job. </text:span><text:s/></text:p>
      <text:p text:style-name="P13">I am sure my skills will help <text:span text:style-name="T4">you</text:span> <text:span text:style-name="T4">in your Software Enterprise.</text:span></text:p>
      <text:p text:style-name="P13"/>
      <text:p text:style-name="P14">I am studying English but, I don’t have any problem for interview in English.</text:p>
      <text:p text:style-name="P10"/>
      <text:p text:style-name="P3">During my time <text:span text:style-name="T7">in Tryo Aerospace </text:span><text:span text:style-name="T8">as electronic production technician</text:span>, I <text:span text:style-name="T7">built a lot of satellites for ESA(Agency spacial of Europe)</text:span>. </text:p>
      <text:p text:style-name="P3"><text:span text:style-name="T8">In Hp Inc </text:span><text:span text:style-name="T9">I was electronic engineering suport</text:span><text:span text:style-name="T8">, I </text:span>Additionally, I know how to use <text:span text:style-name="T9">Cadence</text:span> and <text:span text:style-name="T9">Circuit Cad</text:span>, which are other skills that were also mentioned in <text:span text:style-name="T9">my curriculum vitae</text:span>.</text:p>
      <text:p text:style-name="P4"><text:span text:style-name="T8">In </text:span><text:span text:style-name="T10">JZ Recielca</text:span><text:span text:style-name="T8"> </text:span><text:span text:style-name="T9">I was electronic </text:span><text:span text:style-name="T11">repair technician</text:span><text:span text:style-name="T8">, I </text:span>Additionally, I know <text:span text:style-name="T12">back engineering.</text:span></text:p>
      <text:p text:style-name="P7"/>
      <text:p text:style-name="P8">I have knowledge in this programming languages; Java, PHP, MySql, JavaScript, Bash, Flask, C, C++, Arduino. </text:p>
      <text:p text:style-name="P9">I am <text:span text:style-name="T15">c</text:span>urrently learning programming languages like a Rust, Python, Solidity, Python. Also I am learning frameworks like a Jquery, ReactJs, React Native. </text:p>
      <text:p text:style-name="P8"/>
      <text:p text:style-name="P11"><text:span text:style-name="T13">I you want to check my knowledge in this programming languages and frameworks you can check my projects in my github repository: <text:s/></text:span><text:a xlink:type="simple" xlink:href="https://github.com/6aligula" text:style-name="Internet_20_link" text:visited-style-name="Visited_20_Internet_20_Link"><text:span text:style-name="T14">https://github.com/6aligula</text:span></text:a></text:p>
      <text:p text:style-name="P10"/>
      <text:p text:style-name="P1">Sincerely,</text:p>
      <text:p text:style-name="P10"/>
      <text:p text:style-name="P6">Vinicio Alejandro Naranjo Mosquera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K Grotesk" svg:font-family="'HK Grotes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3:00:48.022000000</meta:creation-date>
    <dc:date>2022-07-20T00:07:30.200000000</dc:date>
    <meta:editing-duration>PT43M54S</meta:editing-duration>
    <meta:editing-cycles>20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7" meta:word-count="226" meta:character-count="1439" meta:non-whitespace-character-count="1222"/>
  </office:meta>
</office:document-meta>
</file>